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Ágeis de Desenvolvimento de Software</text:p>
      <text:p text:style-name="P1"/>
      <text:p text:style-name="P1">1 - Quais as práticas do XP que podem ser incorporadas no SCRUM?</text:p>
      <text:p text:style-name="P1"/>
      <text:p text:style-name="P1">2 - O cliente participa ou não da escolha da prioridade de implementação de uma funcionalidade na Product Backlog? Justifique a sua escolha.</text:p>
      <text:p text:style-name="P1"/>
      <text:p text:style-name="P1">3 - Quais são os campos que compõem uma boa Product Backolog?</text:p>
      <text:p text:style-name="P1"/>
      <text:p text:style-name="P1">4 - Quando você pode aplicar o stand-up meeting?</text:p>
      <text:p text:style-name="P1"/>
      <text:p text:style-name="P1">5 - É possível possuir o cliente sempre presente em um ambiente de desenvolvimento de software? Justifique suas respo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0:05:47.996000000</meta:creation-date>
    <dc:date>2019-11-11T20:09:28.777000000</dc:date>
    <meta:editing-duration>PT3M43S</meta:editing-duration>
    <meta:editing-cycles>1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6" meta:word-count="82" meta:character-count="479" meta:non-whitespace-character-count="403"/>
  </office:meta>
</office:document-meta>
</file>